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4.30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office:value-type="string">
            <text:p>bandwidth</text:p>
          </table:table-cell>
          <table:table-cell office:value-type="string">
            <text:p>BiggestFirst</text:p>
          </table:table-cell>
          <table:table-cell office:value-type="string">
            <text:p>SmallestFirst</text:p>
          </table:table-cell>
          <table:table-cell office:value-type="string">
            <text:p>PageRank</text:p>
          </table:table-cell>
          <table:table-cell office:value-type="string">
            <text:p>ChangeRate-J</text:p>
          </table:table-cell>
          <table:table-cell office:value-type="string">
            <text:p>ChangeRate-D</text:p>
          </table:table-cell>
          <table:table-cell office:value-type="string">
            <text:p>ChangeRatio</text:p>
          </table:table-cell>
          <table:table-cell office:value-type="string">
            <text:p>Dynamics-J</text:p>
          </table:table-cell>
          <table:table-cell office:value-type="string">
            <text:p>Dynamics-D</text:p>
          </table:table-cell>
          <table:table-cell office:value-type="string">
            <text:p>Ag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2241676376495">
            <text:p>0,8922416764</text:p>
          </table:table-cell>
          <table:table-cell office:value-type="float" office:value="0.903377391073559">
            <text:p>0,9033773911</text:p>
          </table:table-cell>
          <table:table-cell office:value-type="float" office:value="0.892468726099473">
            <text:p>0,8924687261</text:p>
          </table:table-cell>
          <table:table-cell table:number-columns-repeated="2" office:value-type="float" office:value="0.901772976142506">
            <text:p>0,9017729761</text:p>
          </table:table-cell>
          <table:table-cell office:value-type="float" office:value="0.892241676376495">
            <text:p>0,8922416764</text:p>
          </table:table-cell>
          <table:table-cell office:value-type="float" office:value="0.905482989927291">
            <text:p>0,9054829899</text:p>
          </table:table-cell>
          <table:table-cell office:value-type="float" office:value="0.90505871446757">
            <text:p>0,9050587145</text:p>
          </table:table-cell>
          <table:table-cell office:value-type="float" office:value="0.893567522318184">
            <text:p>0,89356752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8716804666822">
            <text:p>0,8871680467</text:p>
          </table:table-cell>
          <table:table-cell office:value-type="float" office:value="0.895420242745641">
            <text:p>0,8954202427</text:p>
          </table:table-cell>
          <table:table-cell office:value-type="float" office:value="0.887486687087382">
            <text:p>0,8874866871</text:p>
          </table:table-cell>
          <table:table-cell table:number-columns-repeated="2" office:value-type="float" office:value="0.899783254390786">
            <text:p>0,8997832544</text:p>
          </table:table-cell>
          <table:table-cell office:value-type="float" office:value="0.88716804666822">
            <text:p>0,8871680467</text:p>
          </table:table-cell>
          <table:table-cell office:value-type="float" office:value="0.898666022412149">
            <text:p>0,8986660224</text:p>
          </table:table-cell>
          <table:table-cell office:value-type="float" office:value="0.898858789124762">
            <text:p>0,8988587891</text:p>
          </table:table-cell>
          <table:table-cell office:value-type="float" office:value="0.889180028996159">
            <text:p>0,889180029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75226958923269">
            <text:p>0,8752269589</text:p>
          </table:table-cell>
          <table:table-cell office:value-type="float" office:value="0.888490041835184">
            <text:p>0,8884900418</text:p>
          </table:table-cell>
          <table:table-cell office:value-type="float" office:value="0.875609502124533">
            <text:p>0,8756095021</text:p>
          </table:table-cell>
          <table:table-cell table:number-columns-repeated="2" office:value-type="float" office:value="0.893831066043774">
            <text:p>0,893831066</text:p>
          </table:table-cell>
          <table:table-cell office:value-type="float" office:value="0.875226958923269">
            <text:p>0,8752269589</text:p>
          </table:table-cell>
          <table:table-cell office:value-type="float" office:value="0.891285418975406">
            <text:p>0,891285419</text:p>
          </table:table-cell>
          <table:table-cell office:value-type="float" office:value="0.890868932084608">
            <text:p>0,8908689321</text:p>
          </table:table-cell>
          <table:table-cell office:value-type="float" office:value="0.876588915847778">
            <text:p>0,876588915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62119340625302">
            <text:p>0,8621193406</text:p>
          </table:table-cell>
          <table:table-cell office:value-type="float" office:value="0.87204298781435">
            <text:p>0,8720429878</text:p>
          </table:table-cell>
          <table:table-cell office:value-type="float" office:value="0.862549351477616">
            <text:p>0,8625493515</text:p>
          </table:table-cell>
          <table:table-cell table:number-columns-repeated="2" office:value-type="float" office:value="0.877471087934573">
            <text:p>0,8774710879</text:p>
          </table:table-cell>
          <table:table-cell office:value-type="float" office:value="0.862119340625302">
            <text:p>0,8621193406</text:p>
          </table:table-cell>
          <table:table-cell office:value-type="float" office:value="0.875478183832457">
            <text:p>0,8754781838</text:p>
          </table:table-cell>
          <table:table-cell office:value-type="float" office:value="0.875536952094066">
            <text:p>0,8755369521</text:p>
          </table:table-cell>
          <table:table-cell office:value-type="float" office:value="0.864136906599544">
            <text:p>0,8641369066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6581528169342">
            <text:p>0,9265815282</text:p>
          </table:table-cell>
          <table:table-cell office:value-type="float" office:value="0.930822981599995">
            <text:p>0,9308229816</text:p>
          </table:table-cell>
          <table:table-cell office:value-type="float" office:value="0.912400299091369">
            <text:p>0,9124002991</text:p>
          </table:table-cell>
          <table:table-cell office:value-type="float" office:value="0.972767570530344">
            <text:p>0,9727675705</text:p>
          </table:table-cell>
          <table:table-cell office:value-type="float" office:value="0.972770773145611">
            <text:p>0,9727707731</text:p>
          </table:table-cell>
          <table:table-cell office:value-type="float" office:value="0.933351380773572">
            <text:p>0,9333513808</text:p>
          </table:table-cell>
          <table:table-cell office:value-type="float" office:value="0.972191536372051">
            <text:p>0,9721915364</text:p>
          </table:table-cell>
          <table:table-cell office:value-type="float" office:value="0.971691844142436">
            <text:p>0,9716918441</text:p>
          </table:table-cell>
          <table:table-cell office:value-type="float" office:value="0.907637650339793">
            <text:p>0,9076376503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2152476850753">
            <text:p>0,9215247685</text:p>
          </table:table-cell>
          <table:table-cell office:value-type="float" office:value="0.927792288011695">
            <text:p>0,927792288</text:p>
          </table:table-cell>
          <table:table-cell office:value-type="float" office:value="0.910798973353277">
            <text:p>0,9107989734</text:p>
          </table:table-cell>
          <table:table-cell office:value-type="float" office:value="0.974738185508418">
            <text:p>0,9747381855</text:p>
          </table:table-cell>
          <table:table-cell office:value-type="float" office:value="0.974741339052607">
            <text:p>0,9747413391</text:p>
          </table:table-cell>
          <table:table-cell office:value-type="float" office:value="0.924562358621734">
            <text:p>0,9245623586</text:p>
          </table:table-cell>
          <table:table-cell office:value-type="float" office:value="0.969069778055647">
            <text:p>0,9690697781</text:p>
          </table:table-cell>
          <table:table-cell office:value-type="float" office:value="0.969450546306565">
            <text:p>0,9694505463</text:p>
          </table:table-cell>
          <table:table-cell office:value-type="float" office:value="0.901085634230408">
            <text:p>0,901085634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89596216651856">
            <text:p>0,8895962167</text:p>
          </table:table-cell>
          <table:table-cell office:value-type="float" office:value="0.924059340798208">
            <text:p>0,9240593408</text:p>
          </table:table-cell>
          <table:table-cell office:value-type="float" office:value="0.903894065802647">
            <text:p>0,9038940658</text:p>
          </table:table-cell>
          <table:table-cell office:value-type="float" office:value="0.961608395977468">
            <text:p>0,961608396</text:p>
          </table:table-cell>
          <table:table-cell office:value-type="float" office:value="0.961608784379303">
            <text:p>0,9616087844</text:p>
          </table:table-cell>
          <table:table-cell office:value-type="float" office:value="0.924110435248774">
            <text:p>0,9241104352</text:p>
          </table:table-cell>
          <table:table-cell office:value-type="float" office:value="0.962809290685988">
            <text:p>0,9628092907</text:p>
          </table:table-cell>
          <table:table-cell office:value-type="float" office:value="0.963448166252149">
            <text:p>0,9634481663</text:p>
          </table:table-cell>
          <table:table-cell office:value-type="float" office:value="0.89888126775862">
            <text:p>0,898881267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7728884663922">
            <text:p>0,8772888466</text:p>
          </table:table-cell>
          <table:table-cell office:value-type="float" office:value="0.909964992351684">
            <text:p>0,9099649924</text:p>
          </table:table-cell>
          <table:table-cell office:value-type="float" office:value="0.901889158033154">
            <text:p>0,901889158</text:p>
          </table:table-cell>
          <table:table-cell office:value-type="float" office:value="0.955406891975953">
            <text:p>0,955406892</text:p>
          </table:table-cell>
          <table:table-cell office:value-type="float" office:value="0.955407217926814">
            <text:p>0,9554072179</text:p>
          </table:table-cell>
          <table:table-cell office:value-type="float" office:value="0.923388792757009">
            <text:p>0,9233887928</text:p>
          </table:table-cell>
          <table:table-cell office:value-type="float" office:value="0.947502717253001">
            <text:p>0,9475027173</text:p>
          </table:table-cell>
          <table:table-cell office:value-type="float" office:value="0.947842388877412">
            <text:p>0,9478423889</text:p>
          </table:table-cell>
          <table:table-cell office:value-type="float" office:value="0.885356983290245">
            <text:p>0,8853569833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2241676376495">
            <text:p>0,8922416764</text:p>
          </table:table-cell>
          <table:table-cell office:value-type="float" office:value="0.912524404493252">
            <text:p>0,9125244045</text:p>
          </table:table-cell>
          <table:table-cell office:value-type="float" office:value="0.892468726099473">
            <text:p>0,8924687261</text:p>
          </table:table-cell>
          <table:table-cell office:value-type="float" office:value="0.939777750075282">
            <text:p>0,9397777501</text:p>
          </table:table-cell>
          <table:table-cell office:value-type="float" office:value="0.939777159876747">
            <text:p>0,9397771599</text:p>
          </table:table-cell>
          <table:table-cell office:value-type="float" office:value="0.892241676376495">
            <text:p>0,8922416764</text:p>
          </table:table-cell>
          <table:table-cell office:value-type="float" office:value="0.95760537629333">
            <text:p>0,9576053763</text:p>
          </table:table-cell>
          <table:table-cell office:value-type="float" office:value="0.953156054387552">
            <text:p>0,9531560544</text:p>
          </table:table-cell>
          <table:table-cell office:value-type="float" office:value="0.900357237590661">
            <text:p>0,900357237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8716804666822">
            <text:p>0,8871680467</text:p>
          </table:table-cell>
          <table:table-cell office:value-type="float" office:value="0.906527341483238">
            <text:p>0,9065273415</text:p>
          </table:table-cell>
          <table:table-cell office:value-type="float" office:value="0.887486687087382">
            <text:p>0,8874866871</text:p>
          </table:table-cell>
          <table:table-cell office:value-type="float" office:value="0.936330600814642">
            <text:p>0,9363306008</text:p>
          </table:table-cell>
          <table:table-cell office:value-type="float" office:value="0.936271622016809">
            <text:p>0,936271622</text:p>
          </table:table-cell>
          <table:table-cell office:value-type="float" office:value="0.88716804666822">
            <text:p>0,8871680467</text:p>
          </table:table-cell>
          <table:table-cell office:value-type="float" office:value="0.952487076754137">
            <text:p>0,9524870768</text:p>
          </table:table-cell>
          <table:table-cell office:value-type="float" office:value="0.948095026519393">
            <text:p>0,9480950265</text:p>
          </table:table-cell>
          <table:table-cell office:value-type="float" office:value="0.896169904671551">
            <text:p>0,896169904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75226958923269">
            <text:p>0,8752269589</text:p>
          </table:table-cell>
          <table:table-cell office:value-type="float" office:value="0.90080627508439">
            <text:p>0,9008062751</text:p>
          </table:table-cell>
          <table:table-cell office:value-type="float" office:value="0.875609502124533">
            <text:p>0,8756095021</text:p>
          </table:table-cell>
          <table:table-cell office:value-type="float" office:value="0.930179507990631">
            <text:p>0,930179508</text:p>
          </table:table-cell>
          <table:table-cell office:value-type="float" office:value="0.929050433042793">
            <text:p>0,929050433</text:p>
          </table:table-cell>
          <table:table-cell office:value-type="float" office:value="0.875226958923269">
            <text:p>0,8752269589</text:p>
          </table:table-cell>
          <table:table-cell office:value-type="float" office:value="0.946223066731899">
            <text:p>0,9462230667</text:p>
          </table:table-cell>
          <table:table-cell office:value-type="float" office:value="0.944333702716641">
            <text:p>0,9443337027</text:p>
          </table:table-cell>
          <table:table-cell office:value-type="float" office:value="0.886068589687802">
            <text:p>0,886068589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62119340625302">
            <text:p>0,8621193406</text:p>
          </table:table-cell>
          <table:table-cell office:value-type="float" office:value="0.884943577125896">
            <text:p>0,8849435771</text:p>
          </table:table-cell>
          <table:table-cell office:value-type="float" office:value="0.862549351477616">
            <text:p>0,8625493515</text:p>
          </table:table-cell>
          <table:table-cell office:value-type="float" office:value="0.920071708823071">
            <text:p>0,9200717088</text:p>
          </table:table-cell>
          <table:table-cell office:value-type="float" office:value="0.918838954241532">
            <text:p>0,9188389542</text:p>
          </table:table-cell>
          <table:table-cell office:value-type="float" office:value="0.862119340625302">
            <text:p>0,8621193406</text:p>
          </table:table-cell>
          <table:table-cell office:value-type="float" office:value="0.928476613308017">
            <text:p>0,9284766133</text:p>
          </table:table-cell>
          <table:table-cell office:value-type="float" office:value="0.923756717805211">
            <text:p>0,9237567178</text:p>
          </table:table-cell>
          <table:table-cell office:value-type="float" office:value="0.873251021648025">
            <text:p>0,8732510216</text:p>
          </table:table-cell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59352592794345">
            <text:p>0,9593525928</text:p>
          </table:table-cell>
          <table:table-cell office:value-type="float" office:value="0.945711105278063">
            <text:p>0,9457111053</text:p>
          </table:table-cell>
          <table:table-cell office:value-type="float" office:value="0.950322614335839">
            <text:p>0,9503226143</text:p>
          </table:table-cell>
          <table:table-cell office:value-type="float" office:value="0.985300560170103">
            <text:p>0,9853005602</text:p>
          </table:table-cell>
          <table:table-cell office:value-type="float" office:value="0.984861123713422">
            <text:p>0,9848611237</text:p>
          </table:table-cell>
          <table:table-cell office:value-type="float" office:value="0.960106699922153">
            <text:p>0,9601066999</text:p>
          </table:table-cell>
          <table:table-cell office:value-type="float" office:value="0.98608704403094">
            <text:p>0,986087044</text:p>
          </table:table-cell>
          <table:table-cell office:value-type="float" office:value="0.985122602192799">
            <text:p>0,9851226022</text:p>
          </table:table-cell>
          <table:table-cell office:value-type="float" office:value="0.942682524480045">
            <text:p>0,9426825245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5273995986927">
            <text:p>0,9527399599</text:p>
          </table:table-cell>
          <table:table-cell office:value-type="float" office:value="0.93962670414342">
            <text:p>0,9396267041</text:p>
          </table:table-cell>
          <table:table-cell office:value-type="float" office:value="0.952595183592743">
            <text:p>0,9525951836</text:p>
          </table:table-cell>
          <table:table-cell office:value-type="float" office:value="0.98749403901258">
            <text:p>0,987494039</text:p>
          </table:table-cell>
          <table:table-cell office:value-type="float" office:value="0.986692969271613">
            <text:p>0,9866929693</text:p>
          </table:table-cell>
          <table:table-cell office:value-type="float" office:value="0.961595897279237">
            <text:p>0,9615958973</text:p>
          </table:table-cell>
          <table:table-cell office:value-type="float" office:value="0.98637443011837">
            <text:p>0,9863744301</text:p>
          </table:table-cell>
          <table:table-cell office:value-type="float" office:value="0.986243834859019">
            <text:p>0,9862438349</text:p>
          </table:table-cell>
          <table:table-cell office:value-type="float" office:value="0.937284428248242">
            <text:p>0,9372844282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45716267033438">
            <text:p>0,945716267</text:p>
          </table:table-cell>
          <table:table-cell office:value-type="float" office:value="0.94179553137678">
            <text:p>0,9417955314</text:p>
          </table:table-cell>
          <table:table-cell office:value-type="float" office:value="0.942413383781855">
            <text:p>0,9424133838</text:p>
          </table:table-cell>
          <table:table-cell office:value-type="float" office:value="0.983523961789779">
            <text:p>0,9835239618</text:p>
          </table:table-cell>
          <table:table-cell office:value-type="float" office:value="0.983699473201986">
            <text:p>0,9836994732</text:p>
          </table:table-cell>
          <table:table-cell office:value-type="float" office:value="0.953744701056246">
            <text:p>0,9537447011</text:p>
          </table:table-cell>
          <table:table-cell office:value-type="float" office:value="0.978184039150223">
            <text:p>0,9781840392</text:p>
          </table:table-cell>
          <table:table-cell office:value-type="float" office:value="0.97771914413336">
            <text:p>0,9777191441</text:p>
          </table:table-cell>
          <table:table-cell office:value-type="float" office:value="0.938973078536448">
            <text:p>0,9389730785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38541735213525">
            <text:p>0,9385417352</text:p>
          </table:table-cell>
          <table:table-cell office:value-type="float" office:value="0.924620824992602">
            <text:p>0,924620825</text:p>
          </table:table-cell>
          <table:table-cell office:value-type="float" office:value="0.935275475975625">
            <text:p>0,935275476</text:p>
          </table:table-cell>
          <table:table-cell office:value-type="float" office:value="0.986112400481203">
            <text:p>0,9861124005</text:p>
          </table:table-cell>
          <table:table-cell office:value-type="float" office:value="0.986370498801043">
            <text:p>0,9863704988</text:p>
          </table:table-cell>
          <table:table-cell office:value-type="float" office:value="0.954672400226226">
            <text:p>0,9546724002</text:p>
          </table:table-cell>
          <table:table-cell office:value-type="float" office:value="0.968879986806505">
            <text:p>0,9688799868</text:p>
          </table:table-cell>
          <table:table-cell office:value-type="float" office:value="0.968672873641314">
            <text:p>0,9686728736</text:p>
          </table:table-cell>
          <table:table-cell office:value-type="float" office:value="0.934122137384075">
            <text:p>0,9341221374</text:p>
          </table:table-cell>
          <table:table-cell table:number-columns-repeated="4"/>
        </table:table-row>
        <table:table-row table:style-name="ro2" table:number-rows-repeated="6">
          <table:table-cell table:number-columns-repeated="14"/>
        </table:table-row>
        <table:table-row table:style-name="ro2">
          <table:table-cell>
            <draw:frame table:end-cell-address="Tabelle1.I48" table:end-x="2.291cm" table:end-y="0.141cm" draw:z-index="0" draw:style-name="gr1" svg:width="24.441cm" svg:height="8.98cm" svg:x="0.083cm" svg:y="0.193cm">
              <draw:object draw:notify-on-update-of-ranges="Tabelle1.A1:Tabelle1.A1 Tabelle1.A2:Tabelle1.A5 Tabelle1.B1:Tabelle1.B1 Tabelle1.B2:Tabelle1.B5 Tabelle1.C1:Tabelle1.C1 Tabelle1.C2:Tabelle1.C5 Tabelle1.D1:Tabelle1.D1 Tabelle1.D2:Tabelle1.D5 Tabelle1.E1:Tabelle1.E1 Tabelle1.E2:Tabelle1.E5 Tabelle1.F1:Tabelle1.F1 Tabelle1.F2:Tabelle1.F5 Tabelle1.G1:Tabelle1.G1 Tabelle1.G2:Tabelle1.G5 Tabelle1.H1:Tabelle1.H1 Tabelle1.H2:Tabelle1.H5 Tabelle1.I1:Tabelle1.I1 Tabelle1.I2:Tabelle1.I5 Tabelle1.J1:Tabelle1.J1 Tabelle1.J2:Tabelle1.J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21">
          <table:table-cell table:number-columns-repeated="14"/>
        </table:table-row>
        <table:table-row table:style-name="ro2">
          <table:table-cell table:number-columns-repeated="13"/>
          <table:table-cell>
            <draw:frame table:end-cell-address="Tabelle1.U70" table:end-x="1.698cm" table:end-y="0.114cm" draw:z-index="3" draw:style-name="gr1" svg:width="15.98cm" svg:height="8.98cm" svg:x="1.525cm" svg:y="0.167cm">
              <draw:object draw:notify-on-update-of-ranges="Tabelle1.A1:Tabelle1.A1 Tabelle1.A18:Tabelle1.A21 Tabelle1.B1:Tabelle1.B1 Tabelle1.B18:Tabelle1.B21 Tabelle1.C1:Tabelle1.C1 Tabelle1.C18:Tabelle1.C21 Tabelle1.D1:Tabelle1.D1 Tabelle1.D18:Tabelle1.D21 Tabelle1.E1:Tabelle1.E1 Tabelle1.E18:Tabelle1.E21 Tabelle1.F1:Tabelle1.F1 Tabelle1.F18:Tabelle1.F21 Tabelle1.G1:Tabelle1.G1 Tabelle1.G18:Tabelle1.G21 Tabelle1.H1:Tabelle1.H1 Tabelle1.H18:Tabelle1.H21 Tabelle1.I1:Tabelle1.I1 Tabelle1.I18:Tabelle1.I21 Tabelle1.J1:Tabelle1.J1 Tabelle1.J18:Tabelle1.J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>
            <draw:frame table:end-cell-address="Tabelle1.I71" table:end-x="2.595cm" table:end-y="0.061cm" draw:z-index="1" draw:style-name="gr1" svg:width="24.44cm" svg:height="8.98cm" svg:x="0.388cm" svg:y="0.114cm">
              <draw:object draw:notify-on-update-of-ranges="Tabelle1.A1:Tabelle1.A1 Tabelle1.A12:Tabelle1.A15 Tabelle1.B1:Tabelle1.B1 Tabelle1.B12:Tabelle1.B15 Tabelle1.C1:Tabelle1.C1 Tabelle1.C12:Tabelle1.C15 Tabelle1.D1:Tabelle1.D1 Tabelle1.D12:Tabelle1.D15 Tabelle1.E1:Tabelle1.E1 Tabelle1.E12:Tabelle1.E15 Tabelle1.F1:Tabelle1.F1 Tabelle1.F12:Tabelle1.F15 Tabelle1.G1:Tabelle1.G1 Tabelle1.G12:Tabelle1.G15 Tabelle1.H1:Tabelle1.H1 Tabelle1.H12:Tabelle1.H15 Tabelle1.I1:Tabelle1.I1 Tabelle1.I12:Tabelle1.I15 Tabelle1.J1:Tabelle1.J1 Tabelle1.J12:Tabelle1.J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19">
          <table:table-cell table:number-columns-repeated="14"/>
        </table:table-row>
        <table:table-row table:style-name="ro2">
          <table:table-cell>
            <draw:frame table:end-cell-address="Tabelle1.I91" table:end-x="2.485cm" table:end-y="0.38cm" draw:z-index="2" draw:style-name="gr1" svg:width="24.44cm" svg:height="8.98cm" svg:x="0.278cm" svg:y="0.432cm">
              <draw:object draw:notify-on-update-of-ranges="Tabelle1.A1:Tabelle1.A1 Tabelle1.A7:Tabelle1.A10 Tabelle1.B1:Tabelle1.B1 Tabelle1.B7:Tabelle1.B10 Tabelle1.C1:Tabelle1.C1 Tabelle1.C7:Tabelle1.C10 Tabelle1.D1:Tabelle1.D1 Tabelle1.D7:Tabelle1.D10 Tabelle1.E1:Tabelle1.E1 Tabelle1.E7:Tabelle1.E10 Tabelle1.F1:Tabelle1.F1 Tabelle1.F7:Tabelle1.F10 Tabelle1.G1:Tabelle1.G1 Tabelle1.G7:Tabelle1.G10 Tabelle1.H1:Tabelle1.H1 Tabelle1.H7:Tabelle1.H10 Tabelle1.I1:Tabelle1.I1 Tabelle1.I7:Tabelle1.I10 Tabelle1.J1:Tabelle1.J1 Tabelle1.J7:Tabelle1.J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6.06.2015</text:date>, <text:time>12:0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26T12:03:16.76</dc:date>
    <meta:generator>OpenOffice.org/3.3$Win32 OpenOffice.org_project/330m20$Build-9567</meta:generator>
    <meta:editing-duration>PT21M16S</meta:editing-duration>
    <meta:editing-cycles>2</meta:editing-cycles>
    <meta:document-statistic meta:table-count="1" meta:cell-count="1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8" chart:maximum="0.9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42cm" svg:height="8.981cm" xlink:href=".." xlink:type="simple" chart:class="chart:line" chart:style-name="ch1">
        <chart:legend chart:legend-position="top" svg:x="5.743cm" svg:y="0.678cm" chart:style-name="ch2"/>
        <chart:plot-area chart:style-name="ch3" table:cell-range-address="Tabelle1.A1:Tabelle1.J5" chart:data-source-has-labels="both" svg:x="1.526cm" svg:y="2.128cm" svg:width="21.94cm" svg:height="5.666cm">
          <chartooo:coordinate-region svg:x="2.438cm" svg:y="2.34cm" svg:width="20.934cm" svg:height="4.781cm"/>
          <chart:axis chart:dimension="x" chart:name="primary-x" chart:style-name="ch4">
            <chart:title svg:x="11.513cm" svg:y="7.974cm" chart:style-name="ch5">
              <text:p>ITERATIONS</text:p>
            </chart:title>
            <chart:categories table:cell-range-address="Tabelle1.A2:Tabelle1.A5"/>
          </chart:axis>
          <chart:axis chart:dimension="y" chart:name="primary-y" chart:style-name="ch6">
            <chart:title svg:x="0.451cm" svg:y="5.64cm" chart:style-name="ch7">
              <text:p>RECALL</text:p>
            </chart:title>
            <chart:grid chart:style-name="ch8" chart:class="major"/>
          </chart:axis>
          <chart:series chart:style-name="ch9" chart:values-cell-range-address="Tabelle1.B2:Tabelle1.B5" chart:label-cell-address="Tabelle1.B1:Tabelle1.B1" chart:class="chart:line">
            <chart:data-point chart:repeated="4"/>
          </chart:series>
          <chart:series chart:style-name="ch10" chart:values-cell-range-address="Tabelle1.C2:Tabelle1.C5" chart:label-cell-address="Tabelle1.C1:Tabelle1.C1" chart:class="chart:line">
            <chart:data-point chart:repeated="4"/>
          </chart:series>
          <chart:series chart:style-name="ch11" chart:values-cell-range-address="Tabelle1.D2:Tabelle1.D5" chart:label-cell-address="Tabelle1.D1:Tabelle1.D1" chart:class="chart:line">
            <chart:data-point chart:repeated="4"/>
          </chart:series>
          <chart:series chart:style-name="ch12" chart:values-cell-range-address="Tabelle1.E2:Tabelle1.E5" chart:label-cell-address="Tabelle1.E1:Tabelle1.E1" chart:class="chart:line">
            <chart:data-point chart:repeated="4"/>
          </chart:series>
          <chart:series chart:style-name="ch13" chart:values-cell-range-address="Tabelle1.F2:Tabelle1.F5" chart:label-cell-address="Tabelle1.F1:Tabelle1.F1" chart:class="chart:line">
            <chart:data-point chart:repeated="4"/>
          </chart:series>
          <chart:series chart:style-name="ch14" chart:values-cell-range-address="Tabelle1.G2:Tabelle1.G5" chart:label-cell-address="Tabelle1.G1:Tabelle1.G1" chart:class="chart:line">
            <chart:data-point chart:repeated="4"/>
          </chart:series>
          <chart:series chart:style-name="ch15" chart:values-cell-range-address="Tabelle1.H2:Tabelle1.H5" chart:label-cell-address="Tabelle1.H1:Tabelle1.H1" chart:class="chart:line">
            <chart:data-point chart:repeated="4"/>
          </chart:series>
          <chart:series chart:style-name="ch16" chart:values-cell-range-address="Tabelle1.I2:Tabelle1.I5" chart:label-cell-address="Tabelle1.I1:Tabelle1.I1" chart:class="chart:line">
            <chart:data-point chart:repeated="4"/>
          </chart:series>
          <chart:series chart:style-name="ch17" chart:values-cell-range-address="Tabelle1.J2:Tabelle1.J5" chart:label-cell-address="Tabelle1.J1:Tabelle1.J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2:Tabelle1.A5</svg:desc>
                </draw:g>
              </table:table-cell>
              <table:table-cell office:value-type="float" office:value="0.892241676376495">
                <text:p>0.892241676376495</text:p>
                <draw:g>
                  <svg:desc>Tabelle1.B2:Tabelle1.B5</svg:desc>
                </draw:g>
              </table:table-cell>
              <table:table-cell office:value-type="float" office:value="0.903377391073559">
                <text:p>0.903377391073559</text:p>
                <draw:g>
                  <svg:desc>Tabelle1.C2:Tabelle1.C5</svg:desc>
                </draw:g>
              </table:table-cell>
              <table:table-cell office:value-type="float" office:value="0.892468726099473">
                <text:p>0.892468726099473</text:p>
                <draw:g>
                  <svg:desc>Tabelle1.D2:Tabelle1.D5</svg:desc>
                </draw:g>
              </table:table-cell>
              <table:table-cell office:value-type="float" office:value="0.901772976142506">
                <text:p>0.901772976142506</text:p>
                <draw:g>
                  <svg:desc>Tabelle1.E2:Tabelle1.E5</svg:desc>
                </draw:g>
              </table:table-cell>
              <table:table-cell office:value-type="float" office:value="0.901772976142506">
                <text:p>0.901772976142506</text:p>
                <draw:g>
                  <svg:desc>Tabelle1.F2:Tabelle1.F5</svg:desc>
                </draw:g>
              </table:table-cell>
              <table:table-cell office:value-type="float" office:value="0.892241676376495">
                <text:p>0.892241676376495</text:p>
                <draw:g>
                  <svg:desc>Tabelle1.G2:Tabelle1.G5</svg:desc>
                </draw:g>
              </table:table-cell>
              <table:table-cell office:value-type="float" office:value="0.905482989927291">
                <text:p>0.905482989927291</text:p>
                <draw:g>
                  <svg:desc>Tabelle1.H2:Tabelle1.H5</svg:desc>
                </draw:g>
              </table:table-cell>
              <table:table-cell office:value-type="float" office:value="0.90505871446757">
                <text:p>0.90505871446757</text:p>
                <draw:g>
                  <svg:desc>Tabelle1.I2:Tabelle1.I5</svg:desc>
                </draw:g>
              </table:table-cell>
              <table:table-cell office:value-type="float" office:value="0.893567522318184">
                <text:p>0.893567522318184</text:p>
                <draw:g>
                  <svg:desc>Tabelle1.J2:Tabelle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716804666822">
                <text:p>0.88716804666822</text:p>
              </table:table-cell>
              <table:table-cell office:value-type="float" office:value="0.895420242745641">
                <text:p>0.895420242745641</text:p>
              </table:table-cell>
              <table:table-cell office:value-type="float" office:value="0.887486687087382">
                <text:p>0.887486687087382</text:p>
              </table:table-cell>
              <table:table-cell office:value-type="float" office:value="0.899783254390786">
                <text:p>0.899783254390786</text:p>
              </table:table-cell>
              <table:table-cell office:value-type="float" office:value="0.899783254390786">
                <text:p>0.899783254390786</text:p>
              </table:table-cell>
              <table:table-cell office:value-type="float" office:value="0.88716804666822">
                <text:p>0.88716804666822</text:p>
              </table:table-cell>
              <table:table-cell office:value-type="float" office:value="0.898666022412149">
                <text:p>0.898666022412149</text:p>
              </table:table-cell>
              <table:table-cell office:value-type="float" office:value="0.898858789124762">
                <text:p>0.898858789124762</text:p>
              </table:table-cell>
              <table:table-cell office:value-type="float" office:value="0.889180028996159">
                <text:p>0.889180028996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226958923269">
                <text:p>0.875226958923269</text:p>
              </table:table-cell>
              <table:table-cell office:value-type="float" office:value="0.888490041835184">
                <text:p>0.888490041835184</text:p>
              </table:table-cell>
              <table:table-cell office:value-type="float" office:value="0.875609502124533">
                <text:p>0.875609502124533</text:p>
              </table:table-cell>
              <table:table-cell office:value-type="float" office:value="0.893831066043774">
                <text:p>0.893831066043774</text:p>
              </table:table-cell>
              <table:table-cell office:value-type="float" office:value="0.893831066043774">
                <text:p>0.893831066043774</text:p>
              </table:table-cell>
              <table:table-cell office:value-type="float" office:value="0.875226958923269">
                <text:p>0.875226958923269</text:p>
              </table:table-cell>
              <table:table-cell office:value-type="float" office:value="0.891285418975406">
                <text:p>0.891285418975406</text:p>
              </table:table-cell>
              <table:table-cell office:value-type="float" office:value="0.890868932084608">
                <text:p>0.890868932084608</text:p>
              </table:table-cell>
              <table:table-cell office:value-type="float" office:value="0.876588915847778">
                <text:p>0.87658891584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119340625302">
                <text:p>0.862119340625302</text:p>
              </table:table-cell>
              <table:table-cell office:value-type="float" office:value="0.87204298781435">
                <text:p>0.87204298781435</text:p>
              </table:table-cell>
              <table:table-cell office:value-type="float" office:value="0.862549351477616">
                <text:p>0.862549351477616</text:p>
              </table:table-cell>
              <table:table-cell office:value-type="float" office:value="0.877471087934573">
                <text:p>0.877471087934573</text:p>
              </table:table-cell>
              <table:table-cell office:value-type="float" office:value="0.877471087934573">
                <text:p>0.877471087934573</text:p>
              </table:table-cell>
              <table:table-cell office:value-type="float" office:value="0.862119340625302">
                <text:p>0.862119340625302</text:p>
              </table:table-cell>
              <table:table-cell office:value-type="float" office:value="0.875478183832457">
                <text:p>0.875478183832457</text:p>
              </table:table-cell>
              <table:table-cell office:value-type="float" office:value="0.875536952094066">
                <text:p>0.875536952094066</text:p>
              </table:table-cell>
              <table:table-cell office:value-type="float" office:value="0.864136906599544">
                <text:p>0.864136906599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8" chart:maximum="0.9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41cm" svg:height="8.981cm" xlink:href=".." xlink:type="simple" chart:class="chart:line" chart:style-name="ch1">
        <chart:legend chart:legend-position="top" svg:x="5.742cm" svg:y="0.678cm" chart:style-name="ch2"/>
        <chart:plot-area chart:style-name="ch3" table:cell-range-address="Tabelle1.A1:Tabelle1.J1 Tabelle1.A12:Tabelle1.J15" chart:data-source-has-labels="both" svg:x="1.526cm" svg:y="2.128cm" svg:width="21.939cm" svg:height="5.666cm">
          <chartooo:coordinate-region svg:x="2.438cm" svg:y="2.34cm" svg:width="20.933cm" svg:height="4.781cm"/>
          <chart:axis chart:dimension="x" chart:name="primary-x" chart:style-name="ch4">
            <chart:title svg:x="11.512cm" svg:y="7.974cm" chart:style-name="ch5">
              <text:p>ITERATIONS</text:p>
            </chart:title>
            <chart:categories table:cell-range-address="Tabelle1.A12:Tabelle1.A15"/>
          </chart:axis>
          <chart:axis chart:dimension="y" chart:name="primary-y" chart:style-name="ch6">
            <chart:title svg:x="0.451cm" svg:y="5.64cm" chart:style-name="ch7">
              <text:p>RECALL</text:p>
            </chart:title>
            <chart:grid chart:style-name="ch8" chart:class="major"/>
          </chart:axis>
          <chart:series chart:style-name="ch9" chart:values-cell-range-address="Tabelle1.B12:Tabelle1.B15" chart:label-cell-address="Tabelle1.B1:Tabelle1.B1" chart:class="chart:line">
            <chart:data-point chart:repeated="4"/>
          </chart:series>
          <chart:series chart:style-name="ch10" chart:values-cell-range-address="Tabelle1.C12:Tabelle1.C15" chart:label-cell-address="Tabelle1.C1:Tabelle1.C1" chart:class="chart:line">
            <chart:data-point chart:repeated="4"/>
          </chart:series>
          <chart:series chart:style-name="ch11" chart:values-cell-range-address="Tabelle1.D12:Tabelle1.D15" chart:label-cell-address="Tabelle1.D1:Tabelle1.D1" chart:class="chart:line">
            <chart:data-point chart:repeated="4"/>
          </chart:series>
          <chart:series chart:style-name="ch12" chart:values-cell-range-address="Tabelle1.E12:Tabelle1.E15" chart:label-cell-address="Tabelle1.E1:Tabelle1.E1" chart:class="chart:line">
            <chart:data-point chart:repeated="4"/>
          </chart:series>
          <chart:series chart:style-name="ch13" chart:values-cell-range-address="Tabelle1.F12:Tabelle1.F15" chart:label-cell-address="Tabelle1.F1:Tabelle1.F1" chart:class="chart:line">
            <chart:data-point chart:repeated="4"/>
          </chart:series>
          <chart:series chart:style-name="ch14" chart:values-cell-range-address="Tabelle1.G12:Tabelle1.G15" chart:label-cell-address="Tabelle1.G1:Tabelle1.G1" chart:class="chart:line">
            <chart:data-point chart:repeated="4"/>
          </chart:series>
          <chart:series chart:style-name="ch15" chart:values-cell-range-address="Tabelle1.H12:Tabelle1.H15" chart:label-cell-address="Tabelle1.H1:Tabelle1.H1" chart:class="chart:line">
            <chart:data-point chart:repeated="4"/>
          </chart:series>
          <chart:series chart:style-name="ch16" chart:values-cell-range-address="Tabelle1.I12:Tabelle1.I15" chart:label-cell-address="Tabelle1.I1:Tabelle1.I1" chart:class="chart:line">
            <chart:data-point chart:repeated="4"/>
          </chart:series>
          <chart:series chart:style-name="ch17" chart:values-cell-range-address="Tabelle1.J12:Tabelle1.J15" chart:label-cell-address="Tabelle1.J1:Tabelle1.J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12:Tabelle1.A15</svg:desc>
                </draw:g>
              </table:table-cell>
              <table:table-cell office:value-type="float" office:value="0.892241676376495">
                <text:p>0.892241676376495</text:p>
                <draw:g>
                  <svg:desc>Tabelle1.B12:Tabelle1.B15</svg:desc>
                </draw:g>
              </table:table-cell>
              <table:table-cell office:value-type="float" office:value="0.912524404493252">
                <text:p>0.912524404493252</text:p>
                <draw:g>
                  <svg:desc>Tabelle1.C12:Tabelle1.C15</svg:desc>
                </draw:g>
              </table:table-cell>
              <table:table-cell office:value-type="float" office:value="0.892468726099473">
                <text:p>0.892468726099473</text:p>
                <draw:g>
                  <svg:desc>Tabelle1.D12:Tabelle1.D15</svg:desc>
                </draw:g>
              </table:table-cell>
              <table:table-cell office:value-type="float" office:value="0.939777750075282">
                <text:p>0.939777750075282</text:p>
                <draw:g>
                  <svg:desc>Tabelle1.E12:Tabelle1.E15</svg:desc>
                </draw:g>
              </table:table-cell>
              <table:table-cell office:value-type="float" office:value="0.939777159876747">
                <text:p>0.939777159876747</text:p>
                <draw:g>
                  <svg:desc>Tabelle1.F12:Tabelle1.F15</svg:desc>
                </draw:g>
              </table:table-cell>
              <table:table-cell office:value-type="float" office:value="0.892241676376495">
                <text:p>0.892241676376495</text:p>
                <draw:g>
                  <svg:desc>Tabelle1.G12:Tabelle1.G15</svg:desc>
                </draw:g>
              </table:table-cell>
              <table:table-cell office:value-type="float" office:value="0.95760537629333">
                <text:p>0.95760537629333</text:p>
                <draw:g>
                  <svg:desc>Tabelle1.H12:Tabelle1.H15</svg:desc>
                </draw:g>
              </table:table-cell>
              <table:table-cell office:value-type="float" office:value="0.953156054387552">
                <text:p>0.953156054387552</text:p>
                <draw:g>
                  <svg:desc>Tabelle1.I12:Tabelle1.I15</svg:desc>
                </draw:g>
              </table:table-cell>
              <table:table-cell office:value-type="float" office:value="0.900357237590661">
                <text:p>0.900357237590661</text:p>
                <draw:g>
                  <svg:desc>Tabelle1.J12:Tabelle1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716804666822">
                <text:p>0.88716804666822</text:p>
              </table:table-cell>
              <table:table-cell office:value-type="float" office:value="0.906527341483238">
                <text:p>0.906527341483238</text:p>
              </table:table-cell>
              <table:table-cell office:value-type="float" office:value="0.887486687087382">
                <text:p>0.887486687087382</text:p>
              </table:table-cell>
              <table:table-cell office:value-type="float" office:value="0.936330600814642">
                <text:p>0.936330600814642</text:p>
              </table:table-cell>
              <table:table-cell office:value-type="float" office:value="0.936271622016809">
                <text:p>0.936271622016809</text:p>
              </table:table-cell>
              <table:table-cell office:value-type="float" office:value="0.88716804666822">
                <text:p>0.88716804666822</text:p>
              </table:table-cell>
              <table:table-cell office:value-type="float" office:value="0.952487076754137">
                <text:p>0.952487076754137</text:p>
              </table:table-cell>
              <table:table-cell office:value-type="float" office:value="0.948095026519393">
                <text:p>0.948095026519393</text:p>
              </table:table-cell>
              <table:table-cell office:value-type="float" office:value="0.896169904671551">
                <text:p>0.896169904671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226958923269">
                <text:p>0.875226958923269</text:p>
              </table:table-cell>
              <table:table-cell office:value-type="float" office:value="0.90080627508439">
                <text:p>0.90080627508439</text:p>
              </table:table-cell>
              <table:table-cell office:value-type="float" office:value="0.875609502124533">
                <text:p>0.875609502124533</text:p>
              </table:table-cell>
              <table:table-cell office:value-type="float" office:value="0.930179507990631">
                <text:p>0.930179507990631</text:p>
              </table:table-cell>
              <table:table-cell office:value-type="float" office:value="0.929050433042793">
                <text:p>0.929050433042793</text:p>
              </table:table-cell>
              <table:table-cell office:value-type="float" office:value="0.875226958923269">
                <text:p>0.875226958923269</text:p>
              </table:table-cell>
              <table:table-cell office:value-type="float" office:value="0.946223066731899">
                <text:p>0.946223066731899</text:p>
              </table:table-cell>
              <table:table-cell office:value-type="float" office:value="0.944333702716641">
                <text:p>0.944333702716641</text:p>
              </table:table-cell>
              <table:table-cell office:value-type="float" office:value="0.886068589687802">
                <text:p>0.886068589687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119340625302">
                <text:p>0.862119340625302</text:p>
              </table:table-cell>
              <table:table-cell office:value-type="float" office:value="0.884943577125896">
                <text:p>0.884943577125896</text:p>
              </table:table-cell>
              <table:table-cell office:value-type="float" office:value="0.862549351477616">
                <text:p>0.862549351477616</text:p>
              </table:table-cell>
              <table:table-cell office:value-type="float" office:value="0.920071708823071">
                <text:p>0.920071708823071</text:p>
              </table:table-cell>
              <table:table-cell office:value-type="float" office:value="0.918838954241532">
                <text:p>0.918838954241532</text:p>
              </table:table-cell>
              <table:table-cell office:value-type="float" office:value="0.862119340625302">
                <text:p>0.862119340625302</text:p>
              </table:table-cell>
              <table:table-cell office:value-type="float" office:value="0.928476613308017">
                <text:p>0.928476613308017</text:p>
              </table:table-cell>
              <table:table-cell office:value-type="float" office:value="0.923756717805211">
                <text:p>0.923756717805211</text:p>
              </table:table-cell>
              <table:table-cell office:value-type="float" office:value="0.873251021648025">
                <text:p>0.873251021648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" chart:maximum="0.9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441cm" svg:height="8.981cm" xlink:href=".." xlink:type="simple" chart:class="chart:line" chart:style-name="ch1">
        <chart:legend chart:legend-position="top" svg:x="5.742cm" svg:y="0.678cm" chart:style-name="ch2"/>
        <chart:plot-area chart:style-name="ch3" table:cell-range-address="Tabelle1.A1:Tabelle1.J1 Tabelle1.A7:Tabelle1.J10" chart:data-source-has-labels="both" svg:x="1.526cm" svg:y="2.128cm" svg:width="21.939cm" svg:height="5.666cm">
          <chartooo:coordinate-region svg:x="2.438cm" svg:y="2.34cm" svg:width="20.933cm" svg:height="4.781cm"/>
          <chart:axis chart:dimension="x" chart:name="primary-x" chart:style-name="ch4">
            <chart:title svg:x="11.512cm" svg:y="7.974cm" chart:style-name="ch5">
              <text:p>ITERATIONS</text:p>
            </chart:title>
            <chart:categories table:cell-range-address="Tabelle1.A7:Tabelle1.A10"/>
          </chart:axis>
          <chart:axis chart:dimension="y" chart:name="primary-y" chart:style-name="ch6">
            <chart:title svg:x="0.451cm" svg:y="5.64cm" chart:style-name="ch7">
              <text:p>RECALL</text:p>
            </chart:title>
            <chart:grid chart:style-name="ch8" chart:class="major"/>
          </chart:axis>
          <chart:series chart:style-name="ch9" chart:values-cell-range-address="Tabelle1.B7:Tabelle1.B10" chart:label-cell-address="Tabelle1.B1:Tabelle1.B1" chart:class="chart:line">
            <chart:data-point chart:repeated="4"/>
          </chart:series>
          <chart:series chart:style-name="ch10" chart:values-cell-range-address="Tabelle1.C7:Tabelle1.C10" chart:label-cell-address="Tabelle1.C1:Tabelle1.C1" chart:class="chart:line">
            <chart:data-point chart:repeated="4"/>
          </chart:series>
          <chart:series chart:style-name="ch11" chart:values-cell-range-address="Tabelle1.D7:Tabelle1.D10" chart:label-cell-address="Tabelle1.D1:Tabelle1.D1" chart:class="chart:line">
            <chart:data-point chart:repeated="4"/>
          </chart:series>
          <chart:series chart:style-name="ch12" chart:values-cell-range-address="Tabelle1.E7:Tabelle1.E10" chart:label-cell-address="Tabelle1.E1:Tabelle1.E1" chart:class="chart:line">
            <chart:data-point chart:repeated="4"/>
          </chart:series>
          <chart:series chart:style-name="ch13" chart:values-cell-range-address="Tabelle1.F7:Tabelle1.F10" chart:label-cell-address="Tabelle1.F1:Tabelle1.F1" chart:class="chart:line">
            <chart:data-point chart:repeated="4"/>
          </chart:series>
          <chart:series chart:style-name="ch14" chart:values-cell-range-address="Tabelle1.G7:Tabelle1.G10" chart:label-cell-address="Tabelle1.G1:Tabelle1.G1" chart:class="chart:line">
            <chart:data-point chart:repeated="4"/>
          </chart:series>
          <chart:series chart:style-name="ch15" chart:values-cell-range-address="Tabelle1.H7:Tabelle1.H10" chart:label-cell-address="Tabelle1.H1:Tabelle1.H1" chart:class="chart:line">
            <chart:data-point chart:repeated="4"/>
          </chart:series>
          <chart:series chart:style-name="ch16" chart:values-cell-range-address="Tabelle1.I7:Tabelle1.I10" chart:label-cell-address="Tabelle1.I1:Tabelle1.I1" chart:class="chart:line">
            <chart:data-point chart:repeated="4"/>
          </chart:series>
          <chart:series chart:style-name="ch17" chart:values-cell-range-address="Tabelle1.J7:Tabelle1.J10" chart:label-cell-address="Tabelle1.J1:Tabelle1.J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7:Tabelle1.A10</svg:desc>
                </draw:g>
              </table:table-cell>
              <table:table-cell office:value-type="float" office:value="0.926581528169342">
                <text:p>0.926581528169342</text:p>
                <draw:g>
                  <svg:desc>Tabelle1.B7:Tabelle1.B10</svg:desc>
                </draw:g>
              </table:table-cell>
              <table:table-cell office:value-type="float" office:value="0.930822981599995">
                <text:p>0.930822981599995</text:p>
                <draw:g>
                  <svg:desc>Tabelle1.C7:Tabelle1.C10</svg:desc>
                </draw:g>
              </table:table-cell>
              <table:table-cell office:value-type="float" office:value="0.912400299091369">
                <text:p>0.912400299091369</text:p>
                <draw:g>
                  <svg:desc>Tabelle1.D7:Tabelle1.D10</svg:desc>
                </draw:g>
              </table:table-cell>
              <table:table-cell office:value-type="float" office:value="0.972767570530344">
                <text:p>0.972767570530344</text:p>
                <draw:g>
                  <svg:desc>Tabelle1.E7:Tabelle1.E10</svg:desc>
                </draw:g>
              </table:table-cell>
              <table:table-cell office:value-type="float" office:value="0.972770773145611">
                <text:p>0.972770773145611</text:p>
                <draw:g>
                  <svg:desc>Tabelle1.F7:Tabelle1.F10</svg:desc>
                </draw:g>
              </table:table-cell>
              <table:table-cell office:value-type="float" office:value="0.933351380773572">
                <text:p>0.933351380773572</text:p>
                <draw:g>
                  <svg:desc>Tabelle1.G7:Tabelle1.G10</svg:desc>
                </draw:g>
              </table:table-cell>
              <table:table-cell office:value-type="float" office:value="0.972191536372051">
                <text:p>0.972191536372051</text:p>
                <draw:g>
                  <svg:desc>Tabelle1.H7:Tabelle1.H10</svg:desc>
                </draw:g>
              </table:table-cell>
              <table:table-cell office:value-type="float" office:value="0.971691844142436">
                <text:p>0.971691844142436</text:p>
                <draw:g>
                  <svg:desc>Tabelle1.I7:Tabelle1.I10</svg:desc>
                </draw:g>
              </table:table-cell>
              <table:table-cell office:value-type="float" office:value="0.907637650339793">
                <text:p>0.907637650339793</text:p>
                <draw:g>
                  <svg:desc>Tabelle1.J7:Tabelle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52476850753">
                <text:p>0.92152476850753</text:p>
              </table:table-cell>
              <table:table-cell office:value-type="float" office:value="0.927792288011695">
                <text:p>0.927792288011695</text:p>
              </table:table-cell>
              <table:table-cell office:value-type="float" office:value="0.910798973353277">
                <text:p>0.910798973353277</text:p>
              </table:table-cell>
              <table:table-cell office:value-type="float" office:value="0.974738185508418">
                <text:p>0.974738185508418</text:p>
              </table:table-cell>
              <table:table-cell office:value-type="float" office:value="0.974741339052607">
                <text:p>0.974741339052607</text:p>
              </table:table-cell>
              <table:table-cell office:value-type="float" office:value="0.924562358621734">
                <text:p>0.924562358621734</text:p>
              </table:table-cell>
              <table:table-cell office:value-type="float" office:value="0.969069778055647">
                <text:p>0.969069778055647</text:p>
              </table:table-cell>
              <table:table-cell office:value-type="float" office:value="0.969450546306565">
                <text:p>0.969450546306565</text:p>
              </table:table-cell>
              <table:table-cell office:value-type="float" office:value="0.901085634230408">
                <text:p>0.901085634230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9596216651856">
                <text:p>0.889596216651856</text:p>
              </table:table-cell>
              <table:table-cell office:value-type="float" office:value="0.924059340798208">
                <text:p>0.924059340798208</text:p>
              </table:table-cell>
              <table:table-cell office:value-type="float" office:value="0.903894065802647">
                <text:p>0.903894065802647</text:p>
              </table:table-cell>
              <table:table-cell office:value-type="float" office:value="0.961608395977468">
                <text:p>0.961608395977468</text:p>
              </table:table-cell>
              <table:table-cell office:value-type="float" office:value="0.961608784379303">
                <text:p>0.961608784379303</text:p>
              </table:table-cell>
              <table:table-cell office:value-type="float" office:value="0.924110435248774">
                <text:p>0.924110435248774</text:p>
              </table:table-cell>
              <table:table-cell office:value-type="float" office:value="0.962809290685988">
                <text:p>0.962809290685988</text:p>
              </table:table-cell>
              <table:table-cell office:value-type="float" office:value="0.963448166252149">
                <text:p>0.963448166252149</text:p>
              </table:table-cell>
              <table:table-cell office:value-type="float" office:value="0.89888126775862">
                <text:p>0.89888126775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728884663922">
                <text:p>0.87728884663922</text:p>
              </table:table-cell>
              <table:table-cell office:value-type="float" office:value="0.909964992351684">
                <text:p>0.909964992351684</text:p>
              </table:table-cell>
              <table:table-cell office:value-type="float" office:value="0.901889158033154">
                <text:p>0.901889158033154</text:p>
              </table:table-cell>
              <table:table-cell office:value-type="float" office:value="0.955406891975953">
                <text:p>0.955406891975953</text:p>
              </table:table-cell>
              <table:table-cell office:value-type="float" office:value="0.955407217926814">
                <text:p>0.955407217926814</text:p>
              </table:table-cell>
              <table:table-cell office:value-type="float" office:value="0.923388792757009">
                <text:p>0.923388792757009</text:p>
              </table:table-cell>
              <table:table-cell office:value-type="float" office:value="0.947502717253001">
                <text:p>0.947502717253001</text:p>
              </table:table-cell>
              <table:table-cell office:value-type="float" office:value="0.947842388877412">
                <text:p>0.947842388877412</text:p>
              </table:table-cell>
              <table:table-cell office:value-type="float" office:value="0.885356983290245">
                <text:p>0.885356983290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1cm" svg:height="8.981cm" xlink:href=".." xlink:type="simple" chart:class="chart:line" chart:style-name="ch1">
        <chart:legend chart:legend-position="end" svg:x="12.949cm" svg:y="2.278cm" chart:style-name="ch2"/>
        <chart:plot-area chart:style-name="ch3" table:cell-range-address="Tabelle1.A1:Tabelle1.J1 Tabelle1.A18:Tabelle1.J21" chart:data-source-has-labels="both" svg:x="1.357cm" svg:y="0.851cm" svg:width="10.954cm" svg:height="6.943cm">
          <chartooo:coordinate-region svg:x="2.269cm" svg:y="1.063cm" svg:width="9.855cm" svg:height="6.058cm"/>
          <chart:axis chart:dimension="x" chart:name="primary-x" chart:style-name="ch4">
            <chart:title svg:x="5.851cm" svg:y="7.974cm" chart:style-name="ch5">
              <text:p>ITERATIONS</text:p>
            </chart:title>
            <chart:categories table:cell-range-address="Tabelle1.A18:Tabelle1.A21"/>
          </chart:axis>
          <chart:axis chart:dimension="y" chart:name="primary-y" chart:style-name="ch4">
            <chart:title svg:x="0.451cm" svg:y="5.001cm" chart:style-name="ch6">
              <text:p>RECALL</text:p>
            </chart:title>
            <chart:grid chart:style-name="ch7" chart:class="major"/>
          </chart:axis>
          <chart:series chart:style-name="ch8" chart:values-cell-range-address="Tabelle1.B18:Tabelle1.B21" chart:label-cell-address="Tabelle1.B1:Tabelle1.B1" chart:class="chart:line">
            <chart:data-point chart:repeated="4"/>
          </chart:series>
          <chart:series chart:style-name="ch9" chart:values-cell-range-address="Tabelle1.C18:Tabelle1.C21" chart:label-cell-address="Tabelle1.C1:Tabelle1.C1" chart:class="chart:line">
            <chart:data-point chart:repeated="4"/>
          </chart:series>
          <chart:series chart:style-name="ch10" chart:values-cell-range-address="Tabelle1.D18:Tabelle1.D21" chart:label-cell-address="Tabelle1.D1:Tabelle1.D1" chart:class="chart:line">
            <chart:data-point chart:repeated="4"/>
          </chart:series>
          <chart:series chart:style-name="ch11" chart:values-cell-range-address="Tabelle1.E18:Tabelle1.E21" chart:label-cell-address="Tabelle1.E1:Tabelle1.E1" chart:class="chart:line">
            <chart:data-point chart:repeated="4"/>
          </chart:series>
          <chart:series chart:style-name="ch12" chart:values-cell-range-address="Tabelle1.F18:Tabelle1.F21" chart:label-cell-address="Tabelle1.F1:Tabelle1.F1" chart:class="chart:line">
            <chart:data-point chart:repeated="4"/>
          </chart:series>
          <chart:series chart:style-name="ch13" chart:values-cell-range-address="Tabelle1.G18:Tabelle1.G21" chart:label-cell-address="Tabelle1.G1:Tabelle1.G1" chart:class="chart:line">
            <chart:data-point chart:repeated="4"/>
          </chart:series>
          <chart:series chart:style-name="ch14" chart:values-cell-range-address="Tabelle1.H18:Tabelle1.H21" chart:label-cell-address="Tabelle1.H1:Tabelle1.H1" chart:class="chart:line">
            <chart:data-point chart:repeated="4"/>
          </chart:series>
          <chart:series chart:style-name="ch15" chart:values-cell-range-address="Tabelle1.I18:Tabelle1.I21" chart:label-cell-address="Tabelle1.I1:Tabelle1.I1" chart:class="chart:line">
            <chart:data-point chart:repeated="4"/>
          </chart:series>
          <chart:series chart:style-name="ch16" chart:values-cell-range-address="Tabelle1.J18:Tabelle1.J21" chart:label-cell-address="Tabelle1.J1:Tabelle1.J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ggestFirst</text:p>
                <draw:g>
                  <svg:desc>Tabelle1.B1:Tabelle1.B1</svg:desc>
                </draw:g>
              </table:table-cell>
              <table:table-cell office:value-type="string">
                <text:p>SmallestFirst</text:p>
                <draw:g>
                  <svg:desc>Tabelle1.C1:Tabelle1.C1</svg:desc>
                </draw:g>
              </table:table-cell>
              <table:table-cell office:value-type="string">
                <text:p>PageRank</text:p>
                <draw:g>
                  <svg:desc>Tabelle1.D1:Tabelle1.D1</svg:desc>
                </draw:g>
              </table:table-cell>
              <table:table-cell office:value-type="string">
                <text:p>ChangeRate-J</text:p>
                <draw:g>
                  <svg:desc>Tabelle1.E1:Tabelle1.E1</svg:desc>
                </draw:g>
              </table:table-cell>
              <table:table-cell office:value-type="string">
                <text:p>ChangeRate-D</text:p>
                <draw:g>
                  <svg:desc>Tabelle1.F1:Tabelle1.F1</svg:desc>
                </draw:g>
              </table:table-cell>
              <table:table-cell office:value-type="string">
                <text:p>ChangeRatio</text:p>
                <draw:g>
                  <svg:desc>Tabelle1.G1:Tabelle1.G1</svg:desc>
                </draw:g>
              </table:table-cell>
              <table:table-cell office:value-type="string">
                <text:p>Dynamics-J</text:p>
                <draw:g>
                  <svg:desc>Tabelle1.H1:Tabelle1.H1</svg:desc>
                </draw:g>
              </table:table-cell>
              <table:table-cell office:value-type="string">
                <text:p>Dynamics-D</text:p>
                <draw:g>
                  <svg:desc>Tabelle1.I1:Tabelle1.I1</svg:desc>
                </draw:g>
              </table:table-cell>
              <table:table-cell office:value-type="string">
                <text:p>Age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Tabelle1.A18:Tabelle1.A21</svg:desc>
                </draw:g>
              </table:table-cell>
              <table:table-cell office:value-type="float" office:value="0.959352592794345">
                <text:p>0.959352592794345</text:p>
                <draw:g>
                  <svg:desc>Tabelle1.B18:Tabelle1.B21</svg:desc>
                </draw:g>
              </table:table-cell>
              <table:table-cell office:value-type="float" office:value="0.945711105278063">
                <text:p>0.945711105278063</text:p>
                <draw:g>
                  <svg:desc>Tabelle1.C18:Tabelle1.C21</svg:desc>
                </draw:g>
              </table:table-cell>
              <table:table-cell office:value-type="float" office:value="0.950322614335839">
                <text:p>0.950322614335839</text:p>
                <draw:g>
                  <svg:desc>Tabelle1.D18:Tabelle1.D21</svg:desc>
                </draw:g>
              </table:table-cell>
              <table:table-cell office:value-type="float" office:value="0.985300560170103">
                <text:p>0.985300560170103</text:p>
                <draw:g>
                  <svg:desc>Tabelle1.E18:Tabelle1.E21</svg:desc>
                </draw:g>
              </table:table-cell>
              <table:table-cell office:value-type="float" office:value="0.984861123713422">
                <text:p>0.984861123713422</text:p>
                <draw:g>
                  <svg:desc>Tabelle1.F18:Tabelle1.F21</svg:desc>
                </draw:g>
              </table:table-cell>
              <table:table-cell office:value-type="float" office:value="0.960106699922153">
                <text:p>0.960106699922153</text:p>
                <draw:g>
                  <svg:desc>Tabelle1.G18:Tabelle1.G21</svg:desc>
                </draw:g>
              </table:table-cell>
              <table:table-cell office:value-type="float" office:value="0.98608704403094">
                <text:p>0.98608704403094</text:p>
                <draw:g>
                  <svg:desc>Tabelle1.H18:Tabelle1.H21</svg:desc>
                </draw:g>
              </table:table-cell>
              <table:table-cell office:value-type="float" office:value="0.985122602192799">
                <text:p>0.985122602192799</text:p>
                <draw:g>
                  <svg:desc>Tabelle1.I18:Tabelle1.I21</svg:desc>
                </draw:g>
              </table:table-cell>
              <table:table-cell office:value-type="float" office:value="0.942682524480045">
                <text:p>0.942682524480045</text:p>
                <draw:g>
                  <svg:desc>Tabelle1.J18:Tabelle1.J21</svg:desc>
                </draw:g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273995986927">
                <text:p>0.95273995986927</text:p>
              </table:table-cell>
              <table:table-cell office:value-type="float" office:value="0.93962670414342">
                <text:p>0.93962670414342</text:p>
              </table:table-cell>
              <table:table-cell office:value-type="float" office:value="0.952595183592743">
                <text:p>0.952595183592743</text:p>
              </table:table-cell>
              <table:table-cell office:value-type="float" office:value="0.98749403901258">
                <text:p>0.98749403901258</text:p>
              </table:table-cell>
              <table:table-cell office:value-type="float" office:value="0.986692969271613">
                <text:p>0.986692969271613</text:p>
              </table:table-cell>
              <table:table-cell office:value-type="float" office:value="0.961595897279237">
                <text:p>0.961595897279237</text:p>
              </table:table-cell>
              <table:table-cell office:value-type="float" office:value="0.98637443011837">
                <text:p>0.98637443011837</text:p>
              </table:table-cell>
              <table:table-cell office:value-type="float" office:value="0.986243834859019">
                <text:p>0.986243834859019</text:p>
              </table:table-cell>
              <table:table-cell office:value-type="float" office:value="0.937284428248242">
                <text:p>0.93728442824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5716267033438">
                <text:p>0.945716267033438</text:p>
              </table:table-cell>
              <table:table-cell office:value-type="float" office:value="0.94179553137678">
                <text:p>0.94179553137678</text:p>
              </table:table-cell>
              <table:table-cell office:value-type="float" office:value="0.942413383781855">
                <text:p>0.942413383781855</text:p>
              </table:table-cell>
              <table:table-cell office:value-type="float" office:value="0.983523961789779">
                <text:p>0.983523961789779</text:p>
              </table:table-cell>
              <table:table-cell office:value-type="float" office:value="0.983699473201986">
                <text:p>0.983699473201986</text:p>
              </table:table-cell>
              <table:table-cell office:value-type="float" office:value="0.953744701056246">
                <text:p>0.953744701056246</text:p>
              </table:table-cell>
              <table:table-cell office:value-type="float" office:value="0.978184039150223">
                <text:p>0.978184039150223</text:p>
              </table:table-cell>
              <table:table-cell office:value-type="float" office:value="0.97771914413336">
                <text:p>0.97771914413336</text:p>
              </table:table-cell>
              <table:table-cell office:value-type="float" office:value="0.938973078536448">
                <text:p>0.9389730785364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8541735213525">
                <text:p>0.938541735213525</text:p>
              </table:table-cell>
              <table:table-cell office:value-type="float" office:value="0.924620824992602">
                <text:p>0.924620824992602</text:p>
              </table:table-cell>
              <table:table-cell office:value-type="float" office:value="0.935275475975625">
                <text:p>0.935275475975625</text:p>
              </table:table-cell>
              <table:table-cell office:value-type="float" office:value="0.986112400481203">
                <text:p>0.986112400481203</text:p>
              </table:table-cell>
              <table:table-cell office:value-type="float" office:value="0.986370498801043">
                <text:p>0.986370498801043</text:p>
              </table:table-cell>
              <table:table-cell office:value-type="float" office:value="0.954672400226226">
                <text:p>0.954672400226226</text:p>
              </table:table-cell>
              <table:table-cell office:value-type="float" office:value="0.968879986806505">
                <text:p>0.968879986806505</text:p>
              </table:table-cell>
              <table:table-cell office:value-type="float" office:value="0.968672873641314">
                <text:p>0.968672873641314</text:p>
              </table:table-cell>
              <table:table-cell office:value-type="float" office:value="0.934122137384075">
                <text:p>0.934122137384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